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Conceptos de POO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PILARES DE POO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bstrac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s la capacidad de representar algo tangible del mundo real en un modelo de la programación, donde se le llama objeto a esta abstracción.</text:p>
              </text:list-header>
              <text:list-item>
                <text:p>Humano</text:p>
                <text:list>
                  <text:list-item>
                    <text:p>Sexo</text:p>
                    <text:list>
                      <text:list-item>
                        <text:p>Masculino</text:p>
                      </text:list-item>
                    </text:list>
                  </text:list-item>
                  <text:list-item>
                    <text:p>Edad</text:p>
                    <text:list>
                      <text:list-item>
                        <text:p>19</text:p>
                      </text:list-item>
                    </text:list>
                  </text:list-item>
                  <text:list-item>
                    <text:p>Peso</text:p>
                    <text:list>
                      <text:list-item>
                        <text:p>85</text:p>
                      </text:list-item>
                    </text:list>
                  </text:list-item>
                  <text:list-item>
                    <text:p>Altura</text:p>
                    <text:list>
                      <text:list-item>
                        <text:p>179c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ncapsulamien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Nos permite controlar quienes y qué pueden acceder a los atributos de nuestro objeto</text:p>
              </text:list-header>
              <text:list-item>
                <text:p>public</text:p>
              </text:list-item>
              <text:list-item>
                <text:p><text:span text:style-name="T1">protected</text:span></text:p>
              </text:list-item>
              <text:list-item>
                <text:p text:style-name="P4">private</text:p>
              </text:list-item>
              <text:list-item>
                <text:p>default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erencia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>Habilidad para que las clases hijas puedan acceder a los métodos de las clases padres.</text:p>
              </text:list-header>
              <text:list-item>
                <text:p><text:span text:style-name="T1">Cromosomas</text:span></text:p>
                <text:list>
                  <text:list-item>
                    <text:p><text:span text:style-name="T2">xx, xx, xx, xx, xx, xx, xx, xx, xx, xx, xx, xx, xx, xx, xx, xx, xx, xx, xx, </text:span><text:span text:style-name="T2">xx, xx, xx, xx, xx, xx, xy</text:span></text:p>
                  </text:list-item>
                  <text:list-item>
                    <text:p text:style-name="P5"><text:span text:style-name="T2">xx, xx, xx, xx, xx, xx, xx, xx, xx, xx, xx, xx, xx, </text:span>xx, xx, xx, xx, xx, xx, xx, xx, xx, xx, xx, xx, xx</text:p>
                  </text:list-item>
                </text:list>
              </text:list-item>
              <text:list-item>
                <text:p>Educación</text:p>
                <text:list>
                  <text:list-item>
                    <text:p>Kinder</text:p>
                  </text:list-item>
                  <text:list-item>
                    <text:p>Primaria</text:p>
                  </text:list-item>
                  <text:list-item>
                    <text:p>Secundaria</text:p>
                  </text:list-item>
                  <text:list-item>
                    <text:p>Bachillerato</text:p>
                  </text:list-item>
                  <text:list-item>
                    <text:p>Universidad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limorfis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pacidad de que las clases no siempre requieran lo mismo para ser operativas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breescritur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@Override</text:p>
              </text:list-header>
              <text:list-item>
                <text:p>Nos permite sobre escribir un método de la clase padre para usarse en la clase hija con otra funcionalida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7" draw:layer="layout" svg:width="19.999cm" svg:height="3.506cm" svg:x="6.6cm" svg:y="8.8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2" draw:text-style-name="P8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4:20:29.094457201</meta:creation-date>
    <meta:editing-duration>PT6H20M13S</meta:editing-duration>
    <meta:editing-cycles>2</meta:editing-cycles>
    <meta:generator>LibreOffice/6.4.6.2$Linux_X86_64 LibreOffice_project/40$Build-2</meta:generator>
    <dc:title>Blueprint Plans</dc:title>
    <dc:date>2021-01-28T20:51:02.511318176</dc:date>
    <meta:document-statistic meta:object-count="60"/>
  </office:meta>
</office:document-meta>
</file>